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welcome you to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Sudden though it may be, let us go to
have an audience with He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Follow me."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 throwing
away all wor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